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StatP4OutputHandler.getNonExis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StatP4OutputHandler.process( String lin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StatP4OutputHandler.FStatP4OutputHandler( P4Fsta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StatP4OutputHandler.getExis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